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518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3.45cm" fo:padding-top="0.15cm" fo:padding-bottom="0.15cm" fo:padding-left="0.275cm" fo:padding-right="0.275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1.44cm" fo:padding-top="0.15cm" fo:padding-bottom="0.15cm" fo:padding-left="0.275cm" fo:padding-right="0.275cm"/>
    </style:style>
    <style:style style:name="gr9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.1cm" svg:height="0.721cm" svg:x="10.9cm" svg:y="6.079cm">
          <draw:text-box>
            <text:p><text:span text:style-name="T1">Да</text:span></text:p>
          </draw:text-box>
        </draw:frame>
        <draw:custom-shape draw:style-name="gr3" draw:text-style-name="P2" xml:id="id3" draw:id="id3" draw:layer="layout" svg:width="4cm" svg:height="1.242cm" svg:x="8cm" svg:y="5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4" draw:id="id4" draw:layer="layout" svg:width="3.4cm" svg:height="1.65cm" svg:x="8.3cm" svg:y="6.85cm">
          <text:p text:style-name="P1"><text:span text:style-name="T1">Ввод</text:span></text:p>
          <text:p text:style-name="P1"><text:span text:style-name="T1">arr[i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7" draw:id="id7" draw:layer="layout" svg:width="4cm" svg:height="1.242cm" svg:x="8cm" svg:y="9.4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2" draw:id="id2" draw:layer="layout" svg:width="4cm" svg:height="1.24cm" svg:x="8cm" svg:y="3.2cm"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0cm" svg:y1="2.8cm" svg:x2="10cm" svg:y2="3.2cm" draw:start-shape="id1" draw:start-glue-point="6" draw:end-shape="id2" draw:end-glue-point="4" svg:d="M10000 2800v400" svg:viewBox="0 0 1 401">
          <text:p/>
        </draw:connector>
        <draw:connector draw:style-name="gr7" draw:text-style-name="P1" xml:id="id6" draw:id="id6" draw:layer="layout" svg:x1="10cm" svg:y1="4.44cm" svg:x2="10cm" svg:y2="5cm" draw:start-shape="id2" draw:start-glue-point="6" draw:end-shape="id3" draw:end-glue-point="4" svg:d="M10000 4440v560" svg:viewBox="0 0 1 561">
          <text:p/>
        </draw:connector>
        <draw:frame draw:style-name="gr2" draw:text-style-name="P3" draw:layer="layout" svg:width="1.204cm" svg:height="0.721cm" svg:x="12.096cm" svg:y="5cm">
          <draw:text-box>
            <text:p><text:span text:style-name="T1">Нет</text:span></text:p>
          </draw:text-box>
        </draw:frame>
        <draw:custom-shape draw:style-name="gr8" draw:text-style-name="P2" xml:id="id5" draw:id="id5" draw:layer="layout" svg:width="1.99cm" svg:height="1.24cm" svg:x="5.51cm" svg:y="5.6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8.64cm" svg:y1="7.675cm" svg:x2="6.505cm" svg:y2="6.84cm" draw:start-shape="id4" draw:start-glue-point="6" draw:end-shape="id5" draw:end-glue-point="6" svg:d="M8640 7675h-2135v-835" svg:viewBox="0 0 2136 836">
          <text:p/>
        </draw:connector>
        <draw:connector draw:style-name="gr9" draw:text-style-name="P1" draw:layer="layout" svg:x1="6.505cm" svg:y1="5.6cm" svg:x2="10cm" svg:y2="4.72cm" draw:start-shape="id5" draw:start-glue-point="4" draw:end-shape="id6" draw:end-glue-point="0" svg:d="M6505 5600v-880h3495" svg:viewBox="0 0 3496 881">
          <text:p/>
        </draw:connector>
        <draw:connector draw:style-name="gr7" draw:text-style-name="P1" draw:layer="layout" svg:x1="10cm" svg:y1="6.242cm" svg:x2="10cm" svg:y2="6.85cm" draw:start-shape="id3" draw:start-glue-point="6" draw:end-shape="id4" draw:end-glue-point="5" svg:d="M10000 6242v608" svg:viewBox="0 0 1 609">
          <text:p/>
        </draw:connector>
        <draw:connector draw:style-name="gr7" draw:text-style-name="P1" draw:layer="layout" draw:line-skew="0cm 1.079cm" svg:x1="12cm" svg:y1="5.621cm" svg:x2="10cm" svg:y2="9.4cm" draw:start-shape="id3" draw:start-glue-point="7" draw:end-shape="id7" draw:end-glue-point="4" svg:d="M12000 5621h525v3279h-2525v500" svg:viewBox="0 0 2526 37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17T18:52:34.549000000</dc:date>
    <meta:editing-duration>PT1H42M3S</meta:editing-duration>
    <meta:editing-cycles>15</meta:editing-cycles>
    <meta:generator>LibreOffice/6.1.1.2$Windows_X86_64 LibreOffice_project/5d19a1bfa650b796764388cd8b33a5af1f5baa1b</meta:generator>
    <meta:document-statistic meta:object-count="14"/>
  </office:meta>
</office:document-meta>
</file>